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Tahoma1" svg:font-family="Tahoma"/>
    <style:font-face style:name="Times New Roman1" svg:font-family="'Times New Roman', serif"/>
    <style:font-face style:name="Times" svg:font-family="Times, 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Gras" style:font-family-generic="swiss" style:font-pitch="variable"/>
  </office:font-face-decls>
  <office:automatic-styles>
    <style:style style:name="P1" style:family="paragraph" style:parent-style-name="Standard">
      <style:text-properties fo:language="en" fo:country="GB" fo:background-color="transparent"/>
    </style:style>
    <style:style style:name="P2" style:family="paragraph" style:parent-style-name="Text_20_body">
      <style:paragraph-properties fo:margin-top="0cm" fo:margin-bottom="0cm"/>
      <style:text-properties fo:language="en" fo:country="GB"/>
    </style:style>
    <style:style style:name="P3" style:family="paragraph" style:parent-style-name="Text_20_body">
      <style:paragraph-properties fo:margin-top="0cm" fo:margin-bottom="0cm"/>
      <style:text-properties fo:language="en" fo:country="GB" fo:background-color="transparent"/>
    </style:style>
    <style:style style:name="P4" style:family="paragraph" style:parent-style-name="Text_20_body">
      <style:paragraph-properties fo:margin-top="0cm" fo:margin-bottom="0cm" fo:keep-together="always"/>
      <style:text-properties fo:language="en" fo:country="GB"/>
    </style:style>
    <style:style style:name="P5" style:family="paragraph" style:parent-style-name="Text_20_body">
      <style:paragraph-properties fo:margin-top="0cm" fo:margin-bottom="0cm" fo:text-align="justify" style:justify-single-word="false"/>
      <style:text-properties fo:language="en" fo:country="GB"/>
    </style:style>
    <style:style style:name="P6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Times" fo:font-size="10pt" fo:language="en" fo:country="GB" fo:background-color="transparent"/>
    </style:style>
    <style:style style:name="P7" style:family="paragraph" style:parent-style-name="Text_20_body">
      <style:paragraph-properties fo:margin-left="1.251cm" fo:margin-right="0cm" fo:margin-top="0cm" fo:margin-bottom="0cm" fo:keep-together="always" fo:text-indent="0cm" style:auto-text-indent="false"/>
      <style:text-properties style:font-name="Times" fo:font-size="10pt" fo:language="en" fo:country="GB" fo:background-color="transparent"/>
    </style:style>
    <style:style style:name="P8" style:family="paragraph" style:parent-style-name="Text_20_body">
      <style:paragraph-properties fo:margin-left="1.251cm" fo:margin-right="0cm" fo:margin-top="0cm" fo:margin-bottom="0cm" fo:text-indent="0cm" style:auto-text-indent="false"/>
      <style:text-properties fo:language="en" fo:country="GB" fo:font-weight="bold" fo:background-color="transparent"/>
    </style:style>
    <style:style style:name="P9" style:family="paragraph" style:parent-style-name="Text_20_body">
      <style:paragraph-properties fo:margin-left="1.251cm" fo:margin-right="0cm" fo:margin-top="0cm" fo:margin-bottom="0cm" fo:text-indent="0cm" style:auto-text-indent="false"/>
      <style:text-properties fo:language="en" fo:country="GB" fo:background-color="transparent"/>
    </style:style>
    <style:style style:name="P10" style:family="paragraph" style:parent-style-name="Text_20_body">
      <style:paragraph-properties fo:margin-left="1.251cm" fo:margin-right="0cm" fo:margin-top="0cm" fo:margin-bottom="0cm" fo:keep-together="always" fo:text-indent="0cm" style:auto-text-indent="false"/>
      <style:text-properties fo:language="en" fo:country="GB"/>
    </style:style>
    <style:style style:name="P11" style:family="paragraph" style:parent-style-name="Text_20_body">
      <style:paragraph-properties fo:margin-left="1.251cm" fo:margin-right="0cm" fo:margin-top="0cm" fo:margin-bottom="0cm" fo:text-indent="0cm" style:auto-text-indent="false" fo:padding="0.049cm" fo:border="0.035cm solid #000000"/>
      <style:text-properties style:font-name="Times" fo:font-size="10pt" fo:language="en" fo:country="GB" fo:background-color="transparent"/>
    </style:style>
    <style:style style:name="P12" style:family="paragraph" style:parent-style-name="Text_20_body">
      <style:paragraph-properties fo:margin-left="1.251cm" fo:margin-right="0cm" fo:margin-top="0cm" fo:margin-bottom="0cm" fo:keep-together="always" fo:text-indent="0cm" style:auto-text-indent="false" fo:padding="0.049cm" fo:border="0.035cm solid #000000"/>
      <style:text-properties style:font-name="Times" fo:font-size="10pt" fo:language="en" fo:country="GB" fo:background-color="transparent"/>
    </style:style>
    <style:style style:name="P13" style:family="paragraph" style:parent-style-name="Text_20_body">
      <style:paragraph-properties fo:margin-left="1.251cm" fo:margin-right="0cm" fo:margin-top="0cm" fo:margin-bottom="0cm" fo:keep-together="always" fo:text-indent="0cm" style:auto-text-indent="false" fo:padding="0.049cm" fo:border="0.035cm solid #000000"/>
      <style:text-properties fo:language="en" fo:country="GB" fo:background-color="transparent"/>
    </style:style>
    <style:style style:name="P14" style:family="paragraph" style:parent-style-name="Text_20_body">
      <style:paragraph-properties fo:margin-left="1.251cm" fo:margin-right="0cm" fo:margin-top="0cm" fo:margin-bottom="0cm" fo:keep-together="always" fo:text-indent="0cm" style:auto-text-indent="false" fo:padding="0.049cm" fo:border="0.035cm solid #000000"/>
      <style:text-properties fo:font-size="10pt" fo:language="en" fo:country="GB" fo:background-color="transparent"/>
    </style:style>
    <style:style style:name="P15" style:family="paragraph" style:parent-style-name="Text_20_body">
      <style:paragraph-properties fo:margin-left="2.499cm" fo:margin-right="0cm" fo:margin-top="0cm" fo:margin-bottom="0cm" fo:keep-together="always" fo:text-indent="0cm" style:auto-text-indent="false"/>
      <style:text-properties style:font-name="Times" fo:font-size="10pt" fo:language="en" fo:country="GB" fo:font-weight="bold" fo:background-color="transparent"/>
    </style:style>
    <style:style style:name="P16" style:family="paragraph" style:parent-style-name="Text_20_body">
      <style:paragraph-properties fo:margin-left="2.499cm" fo:margin-right="0cm" fo:margin-top="0cm" fo:margin-bottom="0cm" fo:keep-together="always" fo:text-indent="0cm" style:auto-text-indent="false"/>
      <style:text-properties style:font-name="Times" fo:font-size="10pt" fo:language="en" fo:country="GB" fo:background-color="transparent"/>
    </style:style>
    <style:style style:name="P17" style:family="paragraph" style:parent-style-name="Text_20_body">
      <style:paragraph-properties fo:margin-left="2.499cm" fo:margin-right="0cm" fo:margin-top="0cm" fo:margin-bottom="0cm" fo:keep-together="always" fo:text-indent="0cm" style:auto-text-indent="false"/>
      <style:text-properties style:font-name="Times" fo:font-size="10pt" fo:language="en" fo:country="GB" fo:font-style="italic" fo:background-color="transparent"/>
    </style:style>
    <style:style style:name="P18" style:family="paragraph" style:parent-style-name="Text_20_body">
      <style:paragraph-properties fo:margin-left="3.75cm" fo:margin-right="0cm" fo:margin-top="0cm" fo:margin-bottom="0cm" fo:keep-together="always" fo:text-indent="0cm" style:auto-text-indent="false"/>
      <style:text-properties style:font-name="Times" fo:font-size="10pt" fo:language="en" fo:country="GB" fo:background-color="transparent"/>
    </style:style>
    <style:style style:name="P19" style:family="paragraph" style:parent-style-name="Text_20_body">
      <style:paragraph-properties fo:margin-left="3.75cm" fo:margin-right="0cm" fo:margin-top="0cm" fo:margin-bottom="0cm" fo:keep-together="always" fo:text-indent="0cm" style:auto-text-indent="false"/>
      <style:text-properties style:font-name="Times" fo:font-size="10pt" fo:language="en" fo:country="GB" fo:font-style="italic" fo:background-color="transparent"/>
    </style:style>
    <style:style style:name="P20" style:family="paragraph" style:parent-style-name="Text_20_body">
      <style:text-properties fo:language="en" fo:country="GB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Standard">
      <style:text-properties fo:font-weight="bold" style:font-weight-asian="bold" style:font-weight-complex="bold"/>
    </style:style>
    <style:style style:name="P24" style:family="paragraph" style:parent-style-name="Standard" style:list-style-name="L1">
      <style:paragraph-properties fo:margin-left="4.001cm" fo:margin-right="0cm" fo:text-indent="0cm" style:auto-text-indent="false"/>
      <style:text-properties style:font-name="Times New Roman" fo:font-size="10pt" fo:language="en" fo:country="GB" style:font-size-asian="10pt" style:font-size-complex="10pt"/>
    </style:style>
    <style:style style:name="P25" style:family="paragraph" style:parent-style-name="Standard" style:list-style-name="L1">
      <style:paragraph-properties fo:margin-left="2.498cm" fo:margin-right="0cm" fo:text-indent="0cm" style:auto-text-indent="false"/>
      <style:text-properties style:font-name="Times New Roman" fo:font-size="10pt" fo:language="en" fo:country="GB" style:font-size-asian="10pt" style:font-size-complex="10pt"/>
    </style:style>
    <style:style style:name="P26" style:family="paragraph" style:parent-style-name="Text_20_body" style:list-style-name="L1">
      <style:paragraph-properties fo:margin-left="2.499cm" fo:margin-right="0cm" fo:margin-top="0cm" fo:margin-bottom="0cm" fo:text-indent="0cm" style:auto-text-indent="false"/>
      <style:text-properties style:font-name="Times New Roman" fo:font-size="10pt" fo:language="en" fo:country="GB" fo:background-color="transparent" style:font-size-asian="10pt" style:font-size-complex="10pt"/>
    </style:style>
    <style:style style:name="P27" style:family="paragraph" style:parent-style-name="Text_20_body" style:list-style-name="L1">
      <style:paragraph-properties fo:margin-left="2.499cm" fo:margin-right="0cm" fo:margin-top="0cm" fo:margin-bottom="0cm" fo:text-indent="0cm" style:auto-text-indent="false"/>
      <style:text-properties style:font-name="Times New Roman" fo:font-size="10pt" fo:language="en" fo:country="GB" fo:font-style="normal" fo:background-color="transparent" style:font-size-asian="10pt" style:font-style-asian="normal" style:font-size-complex="10pt" style:font-style-complex="normal"/>
    </style:style>
    <style:style style:name="P28" style:family="paragraph" style:parent-style-name="Text_20_body" style:list-style-name="L1">
      <style:paragraph-properties fo:margin-left="2.499cm" fo:margin-right="0cm" fo:margin-top="0cm" fo:margin-bottom="0cm" fo:text-indent="0cm" style:auto-text-indent="false"/>
      <style:text-properties style:font-name="Times" fo:font-size="10pt" fo:language="en" fo:country="GB" fo:background-color="transparent" style:font-size-asian="10pt" style:font-size-complex="10pt"/>
    </style:style>
    <style:style style:name="P29" style:family="paragraph" style:parent-style-name="Text_20_body" style:list-style-name="L1">
      <style:paragraph-properties fo:margin-left="3.752cm" fo:margin-right="0cm" fo:margin-top="0cm" fo:margin-bottom="0cm" fo:text-indent="0cm" style:auto-text-indent="false"/>
      <style:text-properties style:font-name="Times New Roman" fo:font-size="10pt" fo:language="en" fo:country="GB" fo:background-color="transparent" style:font-size-asian="10pt" style:font-size-complex="10pt"/>
    </style:style>
    <style:style style:name="P30" style:family="paragraph" style:parent-style-name="Text_20_body" style:list-style-name="L2">
      <style:paragraph-properties fo:margin-top="0cm" fo:margin-bottom="0cm" fo:keep-together="always"/>
      <style:text-properties style:font-name="Times" fo:font-size="10pt" fo:language="en" fo:country="GB" fo:background-color="transparent"/>
    </style:style>
    <style:style style:name="P31" style:family="paragraph" style:parent-style-name="Text_20_body" style:list-style-name="L3">
      <style:paragraph-properties fo:margin-top="0cm" fo:margin-bottom="0cm" fo:keep-together="always"/>
      <style:text-properties style:font-name="Times" fo:font-size="10pt" fo:language="en" fo:country="GB" fo:background-color="transparent"/>
    </style:style>
    <style:style style:name="P32" style:family="paragraph" style:parent-style-name="Heading_20_1">
      <style:text-properties fo:language="en" fo:country="GB"/>
    </style:style>
    <style:style style:name="P33" style:family="paragraph" style:parent-style-name="Heading_20_2">
      <style:text-properties fo:language="en" fo:country="GB"/>
    </style:style>
    <style:style style:name="P34" style:family="paragraph" style:parent-style-name="Footer">
      <style:paragraph-properties fo:text-align="start" style:justify-single-word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/>
    </style:style>
    <style:style style:name="T6" style:family="text">
      <style:text-properties style:font-name="Arial" fo:font-style="italic"/>
    </style:style>
    <style:style style:name="T7" style:family="text">
      <style:text-properties style:font-name="Times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size-asian="10pt" style:font-size-complex="10pt"/>
    </style:style>
    <style:style style:name="T11" style:family="text">
      <style:text-properties fo:background-color="transparent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style:font-size-asian="10pt" style:font-size-complex="10pt"/>
    </style:style>
    <style:style style:name="T14" style:family="text">
      <style:text-properties style:font-name="Times New Roman" fo:font-style="normal" style:font-size-asian="10pt" style:font-style-asian="normal" style:font-size-complex="10pt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32" text:outline-level="1">Schematic files format: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Schematic Files Format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chematic Files Format:</text:p>
          </text:index-title>
          <text:p text:style-name="P21"><text:a xlink:type="simple" xlink:href="#1.Schematic files format:|outline" text:style-name="Internet_20_link" text:visited-style-name="Internet_20_link">1 - Schematic files format:<text:tab/>1</text:a></text:p>
          <text:p text:style-name="P22"><text:a xlink:type="simple" xlink:href="#1.1.Units|outline" text:style-name="Internet_20_link" text:visited-style-name="Internet_20_link">1.1 - Units<text:tab/>1</text:a></text:p>
          <text:p text:style-name="P22"><text:a xlink:type="simple" xlink:href="#1.2.Header|outline" text:style-name="Internet_20_link" text:visited-style-name="Internet_20_link">1.2 - Header<text:tab/>1</text:a></text:p>
          <text:p text:style-name="P22"><text:a xlink:type="simple" xlink:href="#1.3.Description of a component|outline" text:style-name="Internet_20_link" text:visited-style-name="Internet_20_link">1.3 - Description of a component<text:tab/>1</text:a></text:p>
          <text:p text:style-name="P22"><text:a xlink:type="simple" xlink:href="#1.4.Description of a NoConnect symbol|outline" text:style-name="Internet_20_link" text:visited-style-name="Internet_20_link">1.4 - Description of a NoConnect symbol<text:tab/>2</text:a></text:p>
          <text:p text:style-name="P22"><text:a xlink:type="simple" xlink:href="#1.5.Description of a hierarchical sheet symbol|outline" text:style-name="Internet_20_link" text:visited-style-name="Internet_20_link">1.5 - Description of a hierarchical sheet symbol<text:tab/>2</text:a></text:p>
          <text:p text:style-name="P22"><text:a xlink:type="simple" xlink:href="#1.6.Description of a text note|outline" text:style-name="Internet_20_link" text:visited-style-name="Internet_20_link">1.6 - Description of a text note<text:tab/>3</text:a></text:p>
          <text:p text:style-name="P22"><text:a xlink:type="simple" xlink:href="#1.7.Description of a Global Label|outline" text:style-name="Internet_20_link" text:visited-style-name="Internet_20_link">1.7 - Description of a Global Label<text:tab/>3</text:a></text:p>
          <text:p text:style-name="P22"><text:a xlink:type="simple" xlink:href="#1.8.Description of a Hierarchical label|outline" text:style-name="Internet_20_link" text:visited-style-name="Internet_20_link">1.8 - Description of a Hierarchical label<text:tab/>3</text:a></text:p>
          <text:p text:style-name="P22"><text:a xlink:type="simple" xlink:href="#1.9.Description of a label|outline" text:style-name="Internet_20_link" text:visited-style-name="Internet_20_link">1.9 - Description of a label<text:tab/>3</text:a></text:p>
          <text:p text:style-name="P22"><text:a xlink:type="simple" xlink:href="#1.10.Description of a junction|outline" text:style-name="Internet_20_link" text:visited-style-name="Internet_20_link">1.10 - Description of a junction<text:tab/>4</text:a></text:p>
          <text:p text:style-name="P22"><text:a xlink:type="simple" xlink:href="#1.11.Description of a wire segment (Wire)|outline" text:style-name="Internet_20_link" text:visited-style-name="Internet_20_link">1.11 - Description of a wire segment (Wire)<text:tab/>4</text:a></text:p>
          <text:p text:style-name="P22"><text:a xlink:type="simple" xlink:href="#1.12.Description of a Bus segment|outline" text:style-name="Internet_20_link" text:visited-style-name="Internet_20_link">1.12 - Description of a Bus segment<text:tab/>4</text:a></text:p>
          <text:p text:style-name="P22"><text:a xlink:type="simple" xlink:href="#1.13.Description of a dotted line segment |outline" text:style-name="Internet_20_link" text:visited-style-name="Internet_20_link">1.13 - Description of a dotted line segment <text:tab/>4</text:a></text:p>
          <text:p text:style-name="P22"><text:a xlink:type="simple" xlink:href="#1.14.Description of a bus entry|outline" text:style-name="Internet_20_link" text:visited-style-name="Internet_20_link">1.14 - Description of a bus entry<text:tab/>4</text:a></text:p>
        </text:index-body>
      </text:table-of-content>
      <text:p text:style-name="P20"/>
      <text:h text:style-name="Heading_20_2" text:outline-level="2">Units</text:h>
      <text:p text:style-name="P1">Sizes and coordinates are given in mils (1/1000 inch)</text:p>
      <text:h text:style-name="Heading_20_2" text:outline-level="2">Header</text:h>
      <text:p text:style-name="P3">Format :</text:p>
      <text:p text:style-name="P8">EESchema Schematic File Version 1</text:p>
      <text:p text:style-name="P9"><text:span text:style-name="T1">LIBS:</text:span> <text:span text:style-name="T2">libraries list </text:span>(not used, for information only).</text:p>
      <text:p text:style-name="P9"><text:span text:style-name="T1">EELAYER</text:span> <text:span text:style-name="T2">nn mm</text:span> (<text:span text:style-name="T2">nn mm</text:span> not used, reserved)</text:p>
      <text:p text:style-name="P8">EELAYER END</text:p>
      <text:p text:style-name="P9"><text:span text:style-name="T1">$Descr</text:span> <text:span text:style-name="T5">Sheet size </text:span><text:span text:style-name="T6">dimx dimy</text:span><text:span text:style-name="T5"> (sheet size = A4..A0 ou A..E)</text:span></text:p>
      <text:p text:style-name="P9"><text:span text:style-name="T2">Title block description</text:span> (Texts of the title block)</text:p>
      <text:p text:style-name="P8">$EndDescr</text:p>
      <text:p text:style-name="P2"/>
      <text:p text:style-name="P12">EESchema Schematic Spins Version 1</text:p>
      <text:p text:style-name="P12">LIBS:brooktre, cypress, ttl, power, linear, memory, xilinx, idiot, aaci, INTEL, special, device, dsp</text:p>
      <text:p text:style-name="P12">EELAYER 20 0</text:p>
      <text:p text:style-name="P12">EELAYER END</text:p>
      <text:p text:style-name="P12">$Descr A3 16535 11700</text:p>
      <text:p text:style-name="P12">Sheet 1 4</text:p>
      <text:p text:style-name="P12">""</text:p>
      <text:p text:style-name="P12">Date “28 DEC 1996”</text:p>
      <text:p text:style-name="P12">Rev ""</text:p>
      <text:p text:style-name="P12">Comp ""</text:p>
      <text:p text:style-name="P12">Comment1 ""</text:p>
      <text:p text:style-name="P12">Comment2 ""</text:p>
      <text:p text:style-name="P12">Comment3 ""</text:p>
      <text:p text:style-name="P12">Comment4 ""</text:p>
      <text:p text:style-name="P12">$EndDescr</text:p>
      <text:p text:style-name="P2"/>
      <text:h text:style-name="Heading_20_2" text:outline-level="2">Description of a component</text:h>
      <text:p text:style-name="P7"><text:soft-page-break/>Format:</text:p>
      <text:p text:style-name="P15">$Comp</text:p>
      <text:p text:style-name="P16"><text:span text:style-name="T1">L</text:span> name <text:span text:style-name="T2">reference</text:span></text:p>
      <text:p text:style-name="P16"><text:span text:style-name="T1">U</text:span> <text:span text:style-name="T2">N mm time_stamp</text:span></text:p>
      <text:p text:style-name="P16"><text:span text:style-name="T1">P </text:span><text:span text:style-name="T2">posx posy</text:span></text:p>
      <text:p text:style-name="P17">List of fields:</text:p>
      <text:p text:style-name="P16"><text:span text:style-name="T1">F </text:span><text:span text:style-name="T2">field_number “text” orientation posX posY size Flags</text:span> (see below)<text:span text:style-name="T4"> hjustify vjustify/italic/bold “name”</text:span></text:p>
      <text:p text:style-name="P18"><text:span text:style-name="T1">1 </text:span>posx posy (redundant: not used)</text:p>
      <text:p text:style-name="P18">A B C B ( orientation matrix with A, B, C, D = - 1, 0 or 1)</text:p>
      <text:p text:style-name="P15">$EndComp</text:p>
      <text:p text:style-name="P7">Description of the fields:</text:p>
      <text:p text:style-name="P16">F n “text” orientation posx posy dimension flags<text:span text:style-name="T9"> hjustify vjustify/italic/bold “name”</text:span></text:p>
      <text:p text:style-name="P16">with n = field number (reference field = 0, value field = 1, N = 0..11 or more)</text:p>
      <text:p text:style-name="P16">orientation = H (horizontal) or V (vertical)<text:span text:style-name="T13">.</text:span></text:p>
      <text:list xml:id="list34595468" text:style-name="L1">
        <text:list-item>
          <text:p text:style-name="P26">n = field number :</text:p>
        </text:list-item>
        <text:list-item>
          <text:p text:style-name="P29">reference = 0.</text:p>
        </text:list-item>
        <text:list-item>
          <text:p text:style-name="P29">value = 1.</text:p>
        </text:list-item>
        <text:list-item>
          <text:p text:style-name="P29">Pcb FootPrint = 2.</text:p>
        </text:list-item>
        <text:list-item>
          <text:p text:style-name="P29">User doc link = 3.<text:tab/>At present time: not used (reserved)</text:p>
        </text:list-item>
        <text:list-item>
          <text:p text:style-name="P26">n = 4..11 = fields 1 to 8 (since January 2009 more than 8 field allowed, so n can be &gt; 11.</text:p>
        </text:list-item>
        <text:list-item>
          <text:p text:style-name="P26">text (delimited by double quotes)</text:p>
        </text:list-item>
        <text:list-item>
          <text:p text:style-name="P26">orientation = H (horizontal) or V (vertical).</text:p>
        </text:list-item>
        <text:list-item>
          <text:p text:style-name="P26">position X and Y</text:p>
        </text:list-item>
        <text:list-item>
          <text:p text:style-name="P26">dimension (default = 50)</text:p>
        </text:list-item>
        <text:list-item>
          <text:p text:style-name="P26">Flags: visibility = 0 (visible) or 1 (invisible)</text:p>
        </text:list-item>
        <text:list-item>
          <text:p text:style-name="P27">hjustify vjustify = L R C B or T</text:p>
        </text:list-item>
        <text:list-item>
          <text:p text:style-name="P24">L= left</text:p>
        </text:list-item>
        <text:list-item>
          <text:p text:style-name="P24">R = Right</text:p>
        </text:list-item>
        <text:list-item>
          <text:p text:style-name="P24">C = centre</text:p>
        </text:list-item>
        <text:list-item>
          <text:p text:style-name="P24">B = bottom</text:p>
        </text:list-item>
        <text:list-item>
          <text:p text:style-name="P24">T = Top</text:p>
        </text:list-item>
        <text:list-item>
          <text:p text:style-name="P25">Style: Italic = I or N ( <text:span text:style-name="T11">since January 2009)</text:span></text:p>
        </text:list-item>
        <text:list-item>
          <text:p text:style-name="P25">Style Bold = B or N ( <text:span text:style-name="T11">since January 2009)</text:span></text:p>
        </text:list-item>
        <text:list-item>
          <text:p text:style-name="P28">Name of the field<text:span text:style-name="T12"> (delimited by double quotes)</text:span> (only if it is not the default name)</text:p>
        </text:list-item>
      </text:list>
      <text:p text:style-name="P7"><text:span text:style-name="T10">Note: <text:s/></text:span><text:span text:style-name="T14">vjustify, <text:s/>Italic and <text:s/>Bold are in the same 3 chars word.</text:span></text:p>
      <text:p text:style-name="P6">Example:</text:p>
      <text:p text:style-name="P10"/>
      <text:p text:style-name="P12">Comp</text:p>
      <text:p text:style-name="P12">L CONN_3 JP3</text:p>
      <text:p text:style-name="P12">U 1 1 329879E1</text:p>
      <text:p text:style-name="P12">P 1200 2000</text:p>
      <text:p text:style-name="P12">F 0 “JP3” H 1250 2200 60 0000 C CNN</text:p>
      <text:p text:style-name="P12">F 1 “CONN_3” V 1350 2000 50 0000 C CNN</text:p>
      <text:p text:style-name="P11">F 4 "example" H 8000 4350 60 <text:s/>0000 C CIB "myfield"</text:p>
      <text:p text:style-name="P12"><text:s text:c="4"/>1 1200 2000</text:p>
      <text:p text:style-name="P13"><text:span text:style-name="T7"><text:s text:c="3"/>1 0 0 - 1</text:span> </text:p>
      <text:p text:style-name="P12">$EndComp</text:p>
      <text:p text:style-name="P2"/>
      <text:h text:style-name="Heading_20_2" text:outline-level="2">Description of a NoConnect symbol</text:h>
      <text:p text:style-name="P7">Format: <text:span text:style-name="T1">NoConn ~ </text:span><text:span text:style-name="T2">posx posy</text:span></text:p>
      <text:p text:style-name="P7">Example:</text:p>
      <text:p text:style-name="P12">NoConn ~ 13400 5500</text:p>
      <text:p text:style-name="P2"/>
      <text:h text:style-name="Heading_20_2" text:outline-level="2">Description of a hierarchical sheet symbol</text:h>
      <text:p text:style-name="P7">Format:</text:p>
      <text:p text:style-name="P15">$Sheet</text:p>
      <text:p text:style-name="P16"><text:span text:style-name="T1">S </text:span><text:span text:style-name="T2">posx posy dimx dimy</text:span></text:p>
      <text:p text:style-name="P17">List of Sheet Labels</text:p>
      <text:p text:style-name="P15">$EndSheet</text:p>
      <text:p text:style-name="P7"><text:soft-page-break/>Format of Sheet Labels</text:p>
      <text:p text:style-name="P16">Fn “text” forms side posx posy dimension</text:p>
      <text:p text:style-name="P16">With:</text:p>
      <text:p text:style-name="P18">n = sequence number (0..x).</text:p>
      <text:p text:style-name="P18">n = 0: name of the corresponding schematic file.</text:p>
      <text:p text:style-name="P18">n = 1: name of the sheet of hierarchy.</text:p>
      <text:p text:style-name="P18">form = I (input) O (output)</text:p>
      <text:p text:style-name="P18">side = R (right) or L (left).</text:p>
      <text:p text:style-name="P7">Example:</text:p>
      <text:p text:style-name="P4"/>
      <text:p text:style-name="P12">$Sheet</text:p>
      <text:p text:style-name="P12">S 1800 1600 1500 1500</text:p>
      <text:p text:style-name="P12">F0 “PROGALIM.SCH” 60</text:p>
      <text:p text:style-name="P12">F1 “PROGALIM.SCH” 60</text:p>
      <text:p text:style-name="P13"><text:span text:style-name="T7">F2 “CLK” O R 3300 1800 60</text:span> </text:p>
      <text:p text:style-name="P13"><text:span text:style-name="T7">F3 “/RESET” O R 3300 2000 60</text:span> </text:p>
      <text:p text:style-name="P13"><text:span text:style-name="T7">F4 “VPWR” O R 3300 2700 60</text:span> </text:p>
      <text:p text:style-name="P13"><text:span text:style-name="T7">F5 “/HALT” O R 3300 2100 60</text:span> </text:p>
      <text:p text:style-name="P13"><text:span text:style-name="T7">F6 “TRANSF1” I L 1800 1900 60</text:span> </text:p>
      <text:p text:style-name="P13"><text:span text:style-name="T7">F7 “TRANSF2” I L 1800 2000 60</text:span> </text:p>
      <text:p text:style-name="P13"><text:span text:style-name="T7">F8 “3.84MH” O R 3300 2200 60</text:span> </text:p>
      <text:p text:style-name="P12">$EndSheet</text:p>
      <text:p text:style-name="P2"/>
      <text:h text:style-name="Heading_20_2" text:outline-level="2">Description of a text note</text:h>
      <text:p text:style-name="P7">Format: <text:span text:style-name="T1">Text Notes </text:span><text:span text:style-name="T2">posx posy orientation dimension ~</text:span></text:p>
      <text:p text:style-name="P17">Text</text:p>
      <text:p text:style-name="P7">Example:</text:p>
      <text:p text:style-name="P14">Text Notes 2100 3250 1 60 ~</text:p>
      <text:p text:style-name="P14">TOTO</text:p>
      <text:p text:style-name="P2"/>
      <text:h text:style-name="Heading_20_2" text:outline-level="2">Description of a Global Label</text:h>
      <text:p text:style-name="P7">Format: <text:span text:style-name="T1">Text GLabel</text:span> <text:span text:style-name="T2">posx posy</text:span> <text:span text:style-name="T2">orientation dimension shape</text:span></text:p>
      <text:p text:style-name="P17">Text</text:p>
      <text:p text:style-name="P7">Example:</text:p>
      <text:p text:style-name="P4"/>
      <text:p text:style-name="P14">Text GLabel 3100 2500 2 60 UnSpc</text:p>
      <text:p text:style-name="P14">TITI</text:p>
      <text:p text:style-name="P14">Text GLabel 3150 2700 1 60 3State</text:p>
      <text:p text:style-name="P14">3STATES</text:p>
      <text:p text:style-name="P14">Text GLabel 2750 2800 0 60 UnSpc</text:p>
      <text:p text:style-name="P14">BIDI</text:p>
      <text:p text:style-name="P14">Text GLabel 2750 2650 0 60 Output</text:p>
      <text:p text:style-name="P14">GLABELOUT</text:p>
      <text:p text:style-name="P14">Text GLabel 2750 2400 0 60 Input</text:p>
      <text:p text:style-name="P14">RESET</text:p>
      <text:p text:style-name="P2"/>
      <text:h text:style-name="P33" text:outline-level="2">Description of a Hierarchical label</text:h>
      <text:p text:style-name="P7">Format: <text:span text:style-name="T1">Text HLabel </text:span><text:span text:style-name="T2">posx posy orientation dimension</text:span><text:span text:style-name="T8"> </text:span><text:span text:style-name="T3">shape</text:span></text:p>
      <text:p text:style-name="P17">Text</text:p>
      <text:p text:style-name="P7">Example:</text:p>
      <text:p text:style-name="P4"/>
      <text:p text:style-name="P12">Text HLabel 3400 2000 0 60 Input</text:p>
      <text:p text:style-name="P12">/RESET</text:p>
      <text:p text:style-name="P2"/>
      <text:h text:style-name="Heading_20_2" text:outline-level="2"><text:soft-page-break/>Description of a label</text:h>
      <text:p text:style-name="P7">Format: <text:span text:style-name="T1">Text Label </text:span><text:span text:style-name="T2">posx posy orientation dimension</text:span> <text:span text:style-name="T1">~</text:span></text:p>
      <text:p text:style-name="P17">Text</text:p>
      <text:p text:style-name="P7">Example:</text:p>
      <text:p text:style-name="P4"/>
      <text:p text:style-name="P12">Text Label 3400 2000 0 60 ~</text:p>
      <text:p text:style-name="P12">/RESET</text:p>
      <text:p text:style-name="P2"/>
      <text:h text:style-name="Heading_20_2" text:outline-level="2">Description of a junction</text:h>
      <text:p text:style-name="P7">Format: <text:span text:style-name="T1">Connection ~ </text:span><text:span text:style-name="T2">posx posy</text:span></text:p>
      <text:p text:style-name="P7">Example:</text:p>
      <text:p text:style-name="P10"/>
      <text:p text:style-name="P12">Connection ~ 13300 6500</text:p>
      <text:p text:style-name="P2"/>
      <text:h text:style-name="Heading_20_2" text:outline-level="2">Description of a wire segment (Wire)</text:h>
      <text:p text:style-name="P7">Format:</text:p>
      <text:p text:style-name="P15">Wire Wire Line</text:p>
      <text:p text:style-name="P19">startx starty endx endy</text:p>
      <text:p text:style-name="P7">Example:</text:p>
      <text:p text:style-name="P4"/>
      <text:p text:style-name="P12">Wire Wire Line</text:p>
      <text:p text:style-name="P12">3300 1800 3900 1800</text:p>
      <text:p text:style-name="P2"/>
      <text:h text:style-name="Heading_20_2" text:outline-level="2">Description of a Bus segment</text:h>
      <text:p text:style-name="P7">Format:</text:p>
      <text:p text:style-name="P15">Wire Bus Line</text:p>
      <text:p text:style-name="P19">startx starty endx endy</text:p>
      <text:p text:style-name="P7">Example:</text:p>
      <text:p text:style-name="P4"/>
      <text:p text:style-name="P12">Wire Bus Line</text:p>
      <text:p text:style-name="P12">3900 5300 4500 5300</text:p>
      <text:p text:style-name="P5"/>
      <text:h text:style-name="Heading_20_2" text:outline-level="2">Description of a dotted line segment </text:h>
      <text:p text:style-name="P7">Format:</text:p>
      <text:p text:style-name="P15">Wire Notes Line </text:p>
      <text:p text:style-name="P19">startx starty endx endy</text:p>
      <text:p text:style-name="P7">Example:</text:p>
      <text:p text:style-name="P4"/>
      <text:p text:style-name="P14">Wire Notes Line </text:p>
      <text:p text:style-name="P14">2850 3350 2850 3050</text:p>
      <text:p text:style-name="P2"/>
      <text:h text:style-name="Heading_20_2" text:outline-level="2">Description of a bus entry</text:h>
      <text:p text:style-name="P7">Format:</text:p>
      <text:list xml:id="list34583961" text:style-name="L2">
        <text:list-item>
          <text:p text:style-name="P30">For an entry wire/bus :</text:p>
        </text:list-item>
      </text:list>
      <text:p text:style-name="P15">Wire Wire Bus</text:p>
      <text:p text:style-name="P19">startx starty endx endy</text:p>
      <text:list xml:id="list34606771" text:style-name="L3">
        <text:list-item>
          <text:p text:style-name="P31">For an entry bus/bus :</text:p>
        </text:list-item>
      </text:list>
      <text:p text:style-name="P15">Wire Bus Bus</text:p>
      <text:p text:style-name="P19">startx starty endx endy</text:p>
      <text:p text:style-name="P7">Example:</text:p>
      <text:p text:style-name="P10"/>
      <text:p text:style-name="P12">Entry Wire Bus</text:p>
      <text:p text:style-name="P12"><text:soft-page-break/>4100 2300 4200 2400</text:p>
      <text:p text:style-name="P12">Entry Bus Bus</text:p>
      <text:p text:style-name="P12">4400 2600 4500 2700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Tahoma1" svg:font-family="Tahoma"/>
    <style:font-face style:name="Times New Roman1" svg:font-family="'Times New Roman', serif"/>
    <style:font-face style:name="Times" svg:font-family="Times, 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Gras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199cm" fo:margin-bottom="0.3cm"/>
      <style:text-properties fo:color="#800000" style:font-name="Arial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margin-top="0.199cm" fo:margin-bottom="0.199cm" fo:text-align="justify" style:justify-single-word="false" fo:keep-together="always" fo:orphans="0" fo:widows="0" fo:text-indent="0cm" style:auto-text-indent="false" fo:break-before="auto" fo:break-after="auto" fo:keep-with-next="auto"/>
      <style:text-properties fo:color="#008000" style:font-name="Arial2" fo:font-size="12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suffix=" - " style:num-format="1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weight="bold" style:font-weight-asian="bold" style:font-weight-complex="bold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chematic File Format</text:p>
      </style:header>
      <style:footer>
        <text:p text:style-name="MP2"><text:tab/><text:tab/>Page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ean-pierre Charras</meta:initial-creator>
    <meta:creation-date>2006-04-12T09:01:35</meta:creation-date>
    <dc:date>2009-02-04T14:50:02.59</dc:date>
    <dc:language>fr-FR</dc:language>
    <meta:editing-cycles>25</meta:editing-cycles>
    <meta:editing-duration>PT01H14M33S</meta:editing-duration>
    <meta:document-statistic meta:table-count="0" meta:image-count="0" meta:object-count="0" meta:page-count="5" meta:paragraph-count="193" meta:word-count="981" meta:character-count="4779"/>
    <meta:user-defined meta:name="Info 1"/>
    <meta:user-defined meta:name="Info 2"/>
    <meta:user-defined meta:name="Info 3"/>
    <meta:user-defined meta:name="Info 4"/>
  </office:meta>
</office:document-meta>
</file>